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2cm" draw:marker-start-width="0.352cm" draw:marker-end-width="0.352cm" draw:fill="none" draw:fill-color="#c0c0c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905cm"/>
    </style:style>
    <style:style style:name="gr8" style:family="graphic" style:parent-style-name="standard">
      <style:graphic-properties draw:stroke="none" svg:stroke-color="#000000" draw:fill="none" draw:fill-color="#ffffff" fo:min-height="0.066cm"/>
    </style:style>
    <style:style style:name="gr9" style:family="graphic" style:parent-style-name="standard">
      <style:graphic-properties draw:stroke="none" svg:stroke-color="#000000" draw:fill="none" draw:fill-color="#ffffff" fo:min-height="0.988cm"/>
    </style:style>
    <style:style style:name="gr10" style:family="graphic" style:parent-style-name="standard">
      <style:graphic-properties draw:stroke="none" svg:stroke-color="#000000" draw:fill="none" draw:fill-color="#ffffff" fo:min-height="0.3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27.318cm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60pt"/>
    </style:style>
    <style:style style:name="P3" style:family="paragraph">
      <style:paragraph-properties fo:text-align="center"/>
      <style:text-properties fo:font-size="6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60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2.225cm" svg:height="11.43cm" svg:x="3.296cm" svg:y="5.336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0.635cm" svg:height="0.635cm" svg:x="2.026cm" svg:y="1.626cm">
          <text:p text:style-name="P2"><text:span text:style-name="T1">·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2" draw:layer="layout" svg:width="3.81cm" svg:height="0.635cm" svg:x="3.931cm" svg:y="1.626cm">
          <text:p text:style-name="P4">init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3.81cm" svg:height="0.635cm" svg:x="11.551cm" svg:y="1.626cm">
          <text:p text:style-name="P4">read input</text:p>
          <draw:enhanced-geometry svg:viewBox="0 0 21600 21600" draw:type="rectangle" draw:enhanced-path="M 0 0 L 21600 0 21600 21600 0 21600 0 0 Z N"/>
        </draw:custom-shape>
        <draw:custom-shape draw:style-name="gr3" draw:text-style-name="P4" draw:id="id6" draw:layer="layout" svg:width="3.81cm" svg:height="0.635cm" svg:x="20.894cm" svg:y="1.626cm">
          <text:p text:style-name="P4">read velocity</text:p>
          <draw:enhanced-geometry svg:viewBox="0 0 21600 21600" draw:type="rectangle" draw:enhanced-path="M 0 0 L 21600 0 21600 21600 0 21600 0 0 Z N"/>
        </draw:custom-shape>
        <draw:custom-shape draw:style-name="gr4" draw:text-style-name="P1" draw:id="id3" draw:layer="layout" svg:width="0.635cm" svg:height="0.635cm" svg:x="9.329cm" svg:y="1.626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5" draw:layer="layout" svg:width="0.635cm" svg:height="0.635cm" svg:x="17.696cm" svg:y="1.626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1" draw:layer="layout" draw:type="line" svg:x1="2.661cm" svg:y1="1.943cm" svg:x2="3.931cm" svg:y2="1.943cm" draw:start-shape="id1" draw:start-glue-point="10" draw:end-shape="id2" draw:end-glue-point="3">
          <text:p text:style-name="P6"/>
        </draw:connector>
        <draw:connector draw:style-name="gr5" draw:text-style-name="P1" draw:layer="layout" draw:type="line" svg:x1="7.741cm" svg:y1="1.943cm" svg:x2="9.329cm" svg:y2="1.943cm" draw:start-shape="id2" draw:start-glue-point="1" draw:end-shape="id3" draw:end-glue-point="6">
          <text:p text:style-name="P6"/>
        </draw:connector>
        <draw:connector draw:style-name="gr5" draw:text-style-name="P1" draw:layer="layout" draw:type="line" svg:x1="9.964cm" svg:y1="1.943cm" svg:x2="11.551cm" svg:y2="1.943cm" draw:start-shape="id3" draw:start-glue-point="10" draw:end-shape="id4" draw:end-glue-point="3">
          <text:p text:style-name="P6"/>
        </draw:connector>
        <draw:connector draw:style-name="gr5" draw:text-style-name="P1" draw:layer="layout" draw:type="line" svg:x1="15.361cm" svg:y1="1.943cm" svg:x2="17.696cm" svg:y2="1.943cm" draw:start-shape="id4" draw:start-glue-point="1" draw:end-shape="id5" draw:end-glue-point="6">
          <text:p text:style-name="P6"/>
        </draw:connector>
        <draw:connector draw:style-name="gr5" draw:text-style-name="P1" draw:layer="layout" draw:type="line" svg:x1="18.331cm" svg:y1="1.943cm" svg:x2="20.894cm" svg:y2="1.943cm" draw:start-shape="id5" draw:start-glue-point="10" draw:end-shape="id6" draw:end-glue-point="3">
          <text:p text:style-name="P6"/>
        </draw:connector>
        <draw:connector draw:style-name="gr5" draw:text-style-name="P1" draw:layer="layout" draw:type="line" svg:x1="22.799cm" svg:y1="2.261cm" svg:x2="22.799cm" svg:y2="3.566cm" draw:start-shape="id6" draw:start-glue-point="2" draw:end-shape="id7" draw:end-glue-point="4">
          <text:p text:style-name="P6"/>
        </draw:connector>
        <draw:custom-shape draw:style-name="gr4" draw:text-style-name="P1" draw:id="id8" draw:layer="layout" svg:width="0.635cm" svg:height="0.635cm" svg:x="8.329cm" svg:y="3.566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7" draw:layer="layout" svg:width="0.635cm" svg:height="0.635cm" svg:x="22.482cm" svg:y="3.566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1" draw:layer="layout" draw:type="line" svg:x1="7.741cm" svg:y1="1.943cm" svg:x2="8.646cm" svg:y2="3.566cm" draw:start-shape="id2" draw:start-glue-point="1" draw:end-shape="id8" draw:end-glue-point="4">
          <text:p text:style-name="P6"/>
        </draw:connector>
        <draw:custom-shape draw:style-name="gr6" draw:text-style-name="P4" draw:id="id9" draw:layer="layout" svg:width="3.81cm" svg:height="0.635cm" svg:x="20.894cm" svg:y="6.071cm">
          <text:p text:style-name="P4">split freq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id="id18" draw:layer="layout" svg:width="3.81cm" svg:height="0.635cm" svg:x="3.966cm" svg:y="15.529cm">
          <text:p text:style-name="P4">join freq</text:p>
          <draw:enhanced-geometry svg:viewBox="0 0 21600 21600" draw:type="rectangle" draw:enhanced-path="M 0 0 L 21600 0 21600 21600 0 21600 0 0 Z N"/>
        </draw:custom-shape>
        <draw:custom-shape draw:style-name="gr3" draw:text-style-name="P1" draw:id="id11" draw:layer="layout" svg:width="3.81cm" svg:height="0.635cm" svg:x="14.754cm" svg:y="7.876cm">
          <text:p text:style-name="P4">calc one level</text:p>
          <draw:enhanced-geometry svg:viewBox="0 0 21600 21600" draw:type="rectangle" draw:enhanced-path="M 0 0 L 21600 0 21600 21600 0 21600 0 0 Z N"/>
        </draw:custom-shape>
        <draw:custom-shape draw:style-name="gr3" draw:text-style-name="P1" draw:id="id13" draw:layer="layout" svg:width="3.81cm" svg:height="0.635cm" svg:x="6.741cm" svg:y="7.876cm">
          <text:p text:style-name="P4">update</text:p>
          <draw:enhanced-geometry svg:viewBox="0 0 21600 21600" draw:type="rectangle" draw:enhanced-path="M 0 0 L 21600 0 21600 21600 0 21600 0 0 Z N"/>
        </draw:custom-shape>
        <draw:custom-shape draw:style-name="gr3" draw:text-style-name="P1" draw:id="id16" draw:layer="layout" svg:width="3.81cm" svg:height="0.635cm" svg:x="14.754cm" svg:y="9.916cm">
          <text:p text:style-name="P4">not last</text:p>
          <draw:enhanced-geometry svg:viewBox="0 0 21600 21600" draw:type="rectangle" draw:enhanced-path="M 0 0 L 21600 0 21600 21600 0 21600 0 0 Z N"/>
        </draw:custom-shape>
        <draw:custom-shape draw:style-name="gr3" draw:text-style-name="P1" draw:id="id15" draw:layer="layout" svg:width="3.81cm" svg:height="0.635cm" svg:x="6.741cm" svg:y="11.821cm">
          <text:p text:style-name="P4">last</text:p>
          <draw:enhanced-geometry svg:viewBox="0 0 21600 21600" draw:type="rectangle" draw:enhanced-path="M 0 0 L 21600 0 21600 21600 0 21600 0 0 Z N"/>
        </draw:custom-shape>
        <draw:custom-shape draw:style-name="gr4" draw:text-style-name="P1" draw:id="id10" draw:layer="layout" svg:width="0.635cm" svg:height="0.635cm" svg:x="20.782cm" svg:y="7.876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20" draw:layer="layout" svg:width="3.81cm" svg:height="0.635cm" svg:x="7.651cm" svg:y="18.149cm">
          <text:p text:style-name="P4">prefix sum</text:p>
          <draw:enhanced-geometry svg:viewBox="0 0 21600 21600" draw:type="rectangle" draw:enhanced-path="M 0 0 L 21600 0 21600 21600 0 21600 0 0 Z N"/>
        </draw:custom-shape>
        <draw:custom-shape draw:style-name="gr3" draw:text-style-name="P1" draw:id="id22" draw:layer="layout" svg:width="3.81cm" svg:height="0.635cm" svg:x="14.871cm" svg:y="18.149cm">
          <text:p text:style-name="P4">write output</text:p>
          <draw:enhanced-geometry svg:viewBox="0 0 21600 21600" draw:type="rectangle" draw:enhanced-path="M 0 0 L 21600 0 21600 21600 0 21600 0 0 Z N"/>
        </draw:custom-shape>
        <draw:custom-shape draw:style-name="gr4" draw:text-style-name="P1" draw:id="id12" draw:layer="layout" svg:width="0.635cm" svg:height="0.635cm" svg:x="12.239cm" svg:y="7.876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14" draw:layer="layout" svg:width="0.635cm" svg:height="0.635cm" svg:x="8.329cm" svg:y="9.916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17" draw:layer="layout" svg:width="0.635cm" svg:height="0.635cm" svg:x="8.329cm" svg:y="13.791cm">
          <text:p text:style-name="P6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4" draw:text-style-name="P1" draw:id="id19" draw:layer="layout" svg:width="0.635cm" svg:height="0.635cm" svg:x="5.546cm" svg:y="18.149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21" draw:layer="layout" svg:width="0.635cm" svg:height="0.635cm" svg:x="12.966cm" svg:y="18.149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23" draw:layer="layout" svg:width="0.635cm" svg:height="0.635cm" svg:x="20.186cm" svg:y="18.149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1" draw:layer="layout" draw:type="line" svg:x1="22.799cm" svg:y1="4.201cm" svg:x2="22.799cm" svg:y2="6.071cm" draw:start-shape="id7" draw:start-glue-point="8" draw:end-shape="id9" draw:end-glue-point="0">
          <text:p text:style-name="P6"/>
        </draw:connector>
        <draw:connector draw:style-name="gr5" draw:text-style-name="P1" draw:layer="layout" draw:type="line" svg:x1="22.799cm" svg:y1="6.706cm" svg:x2="21.323cm" svg:y2="7.968cm" draw:start-shape="id9" draw:start-glue-point="2" draw:end-shape="id10" draw:end-glue-point="11">
          <text:p text:style-name="P6"/>
        </draw:connector>
        <draw:connector draw:style-name="gr5" draw:text-style-name="P1" draw:layer="layout" draw:type="line" svg:x1="20.782cm" svg:y1="8.193cm" svg:x2="18.564cm" svg:y2="8.193cm" draw:start-shape="id10" draw:start-glue-point="6" draw:end-shape="id11" draw:end-glue-point="1">
          <text:p text:style-name="P6"/>
        </draw:connector>
        <draw:connector draw:style-name="gr5" draw:text-style-name="P1" draw:layer="layout" draw:type="line" svg:x1="14.754cm" svg:y1="8.193cm" svg:x2="12.874cm" svg:y2="8.193cm" draw:start-shape="id11" draw:start-glue-point="3" draw:end-shape="id12" draw:end-glue-point="10">
          <text:p text:style-name="P6"/>
        </draw:connector>
        <draw:connector draw:style-name="gr5" draw:text-style-name="P1" draw:layer="layout" draw:type="line" svg:x1="12.239cm" svg:y1="8.193cm" svg:x2="10.551cm" svg:y2="8.193cm" draw:start-shape="id12" draw:start-glue-point="6" draw:end-shape="id13" draw:end-glue-point="1">
          <text:p text:style-name="P6"/>
        </draw:connector>
        <draw:connector draw:style-name="gr5" draw:text-style-name="P1" draw:layer="layout" draw:type="line" svg:x1="8.646cm" svg:y1="8.511cm" svg:x2="8.646cm" svg:y2="9.916cm" draw:start-shape="id13" draw:start-glue-point="2" draw:end-shape="id14" draw:end-glue-point="4">
          <text:p text:style-name="P6"/>
        </draw:connector>
        <draw:connector draw:style-name="gr5" draw:text-style-name="P1" draw:layer="layout" draw:type="line" svg:x1="8.646cm" svg:y1="10.551cm" svg:x2="8.646cm" svg:y2="11.821cm" draw:start-shape="id14" draw:start-glue-point="8" draw:end-shape="id15" draw:end-glue-point="0">
          <text:p text:style-name="P6"/>
        </draw:connector>
        <draw:connector draw:style-name="gr5" draw:text-style-name="P1" draw:layer="layout" draw:type="line" svg:x1="8.964cm" svg:y1="10.233cm" svg:x2="14.754cm" svg:y2="10.233cm" draw:start-shape="id14" draw:start-glue-point="10" draw:end-shape="id16" draw:end-glue-point="3">
          <text:p text:style-name="P6"/>
        </draw:connector>
        <draw:connector draw:style-name="gr5" draw:text-style-name="P1" draw:layer="layout" draw:type="line" svg:x1="18.564cm" svg:y1="10.233cm" svg:x2="20.874cm" svg:y2="8.417cm" draw:start-shape="id16" draw:end-shape="id10" draw:end-glue-point="7">
          <text:p text:style-name="P6"/>
        </draw:connector>
        <draw:connector draw:style-name="gr5" draw:text-style-name="P1" draw:layer="layout" draw:type="line" svg:x1="8.646cm" svg:y1="4.201cm" svg:x2="8.646cm" svg:y2="7.876cm" draw:start-shape="id8" draw:start-glue-point="8" draw:end-shape="id13" draw:end-glue-point="0">
          <text:p text:style-name="P6"/>
        </draw:connector>
        <draw:connector draw:style-name="gr5" draw:text-style-name="P1" draw:layer="layout" draw:type="line" svg:x1="8.646cm" svg:y1="7.876cm" svg:x2="8.646cm" svg:y2="4.201cm" draw:start-shape="id13" draw:start-glue-point="0" draw:end-shape="id8" draw:end-glue-point="8">
          <text:p text:style-name="P6"/>
        </draw:connector>
        <draw:connector draw:style-name="gr5" draw:text-style-name="P1" draw:layer="layout" draw:type="line" svg:x1="8.646cm" svg:y1="12.456cm" svg:x2="8.646cm" svg:y2="13.791cm" draw:start-shape="id15" draw:start-glue-point="2" draw:end-shape="id17" draw:end-glue-point="4">
          <text:p text:style-name="P6"/>
        </draw:connector>
        <draw:connector draw:style-name="gr5" draw:text-style-name="P1" draw:layer="layout" draw:type="line" svg:x1="8.421cm" svg:y1="14.332cm" svg:x2="5.871cm" svg:y2="15.529cm" draw:start-shape="id17" draw:start-glue-point="7" draw:end-shape="id18" draw:end-glue-point="0">
          <text:p text:style-name="P6"/>
        </draw:connector>
        <draw:connector draw:style-name="gr5" draw:text-style-name="P1" draw:layer="layout" draw:type="line" svg:x1="5.871cm" svg:y1="16.164cm" svg:x2="5.863cm" svg:y2="18.149cm" draw:start-shape="id18" draw:start-glue-point="2" draw:end-shape="id19" draw:end-glue-point="4">
          <text:p text:style-name="P6"/>
        </draw:connector>
        <draw:connector draw:style-name="gr5" draw:text-style-name="P1" draw:layer="layout" draw:type="line" svg:x1="6.181cm" svg:y1="18.466cm" svg:x2="7.651cm" svg:y2="18.466cm" draw:start-shape="id19" draw:start-glue-point="10" draw:end-shape="id20" draw:end-glue-point="3">
          <text:p text:style-name="P6"/>
        </draw:connector>
        <draw:connector draw:style-name="gr5" draw:text-style-name="P1" draw:layer="layout" draw:type="line" svg:x1="11.461cm" svg:y1="18.466cm" svg:x2="12.966cm" svg:y2="18.466cm" draw:start-shape="id20" draw:start-glue-point="1" draw:end-shape="id21" draw:end-glue-point="6">
          <text:p text:style-name="P6"/>
        </draw:connector>
        <draw:connector draw:style-name="gr5" draw:text-style-name="P1" draw:layer="layout" draw:type="line" svg:x1="13.601cm" svg:y1="18.466cm" svg:x2="14.871cm" svg:y2="18.466cm" draw:start-shape="id21" draw:start-glue-point="10" draw:end-shape="id22" draw:end-glue-point="3">
          <text:p text:style-name="P6"/>
        </draw:connector>
        <draw:connector draw:style-name="gr5" draw:text-style-name="P1" draw:layer="layout" draw:type="line" svg:x1="18.681cm" svg:y1="18.466cm" svg:x2="20.186cm" svg:y2="18.466cm" draw:start-shape="id22" draw:start-glue-point="1" draw:end-shape="id23" draw:end-glue-point="6">
          <text:p text:style-name="P6"/>
        </draw:connector>
        <draw:connector draw:style-name="gr5" draw:text-style-name="P1" draw:layer="layout" draw:type="line" svg:x1="9.881cm" svg:y1="15.846cm" svg:x2="7.776cm" svg:y2="15.846cm" draw:start-shape="id24" draw:start-glue-point="6" draw:end-shape="id18" draw:end-glue-point="1">
          <text:p text:style-name="P6"/>
        </draw:connector>
        <draw:custom-shape draw:style-name="gr3" draw:text-style-name="P1" draw:id="id25" draw:layer="layout" svg:width="3.81cm" svg:height="0.635cm" svg:x="22.281cm" svg:y="18.149cm">
          <text:p text:style-name="P4">finaliz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0.821cm" svg:y1="18.466cm" svg:x2="22.281cm" svg:y2="18.466cm" draw:start-shape="id23" draw:start-glue-point="10" draw:end-shape="id25" draw:end-glue-point="3">
          <text:p text:style-name="P6"/>
        </draw:connector>
        <draw:custom-shape draw:style-name="gr4" draw:text-style-name="P1" draw:id="id26" draw:layer="layout" svg:width="0.635cm" svg:height="0.635cm" svg:x="27.361cm" svg:y="18.149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1" draw:layer="layout" draw:type="line" svg:x1="26.091cm" svg:y1="18.466cm" svg:x2="27.361cm" svg:y2="18.466cm" draw:start-shape="id25" draw:start-glue-point="1" draw:end-shape="id26" draw:end-glue-point="6">
          <text:p text:style-name="P6"/>
        </draw:connector>
        <draw:frame draw:style-name="gr7" draw:text-style-name="P5" draw:layer="layout" svg:width="3.81cm" svg:height="2.615cm" svg:x="3.931cm" svg:y="2.261cm">
          <draw:text-box>
            <text:p text:style-name="P5"><text:span text:style-name="T2">one node:</text:span></text:p>
            <text:p text:style-name="P5"><text:span text:style-name="T2">- read config</text:span></text:p>
            <text:p text:style-name="P5"><text:span text:style-name="T2">- setup everything</text:span></text:p>
            <text:p text:style-name="P5"><text:span text:style-name="T2">- global alloc</text:span></text:p>
            <text:p text:style-name="P5"><text:span text:style-name="T2">- calc distribution</text:span></text:p>
            <text:p text:style-name="P5"><text:span text:style-name="T2">- ...</text:span></text:p>
          </draw:text-box>
        </draw:frame>
        <draw:frame draw:style-name="gr7" draw:text-style-name="P5" draw:layer="layout" svg:width="3.81cm" svg:height="2.221cm" svg:x="11.951cm" svg:y="2.261cm">
          <draw:text-box>
            <text:p text:style-name="P5"><text:span text:style-name="T2">one node:</text:span></text:p>
            <text:p text:style-name="P5"><text:span text:style-name="T2">- read</text:span></text:p>
            <text:p text:style-name="P5"><text:span text:style-name="T2">- FFT</text:span></text:p>
            <text:p text:style-name="P5"><text:span text:style-name="T2">- transpose</text:span></text:p>
            <text:p text:style-name="P5"><text:span text:style-name="T2">- distribute</text:span></text:p>
          </draw:text-box>
        </draw:frame>
        <draw:frame draw:style-name="gr7" draw:text-style-name="P5" draw:layer="layout" svg:width="3.81cm" svg:height="2.155cm" svg:x="23.231cm" svg:y="2.262cm">
          <draw:text-box>
            <text:p text:style-name="P5"><text:span text:style-name="T2">one node:</text:span></text:p>
            <text:p text:style-name="P5"><text:span text:style-name="T2">- read</text:span></text:p>
            <text:p text:style-name="P5"><text:span text:style-name="T2">- calc min/max</text:span></text:p>
            <text:p text:style-name="P5"><text:span text:style-name="T2">- distribute</text:span></text:p>
          </draw:text-box>
        </draw:frame>
        <draw:frame draw:style-name="gr8" draw:text-style-name="P5" draw:layer="layout" svg:width="2.54cm" svg:height="0.645cm" svg:x="1.391cm" svg:y="0.981cm">
          <draw:text-box>
            <text:p text:style-name="P5"><text:span text:style-name="T2">config file</text:span></text:p>
          </draw:text-box>
        </draw:frame>
        <draw:frame draw:style-name="gr8" draw:text-style-name="P5" draw:layer="layout" svg:width="2.96cm" svg:height="0.645cm" svg:x="8.391cm" svg:y="0.982cm">
          <draw:text-box>
            <text:p text:style-name="P5"><text:span text:style-name="T2">config handle</text:span></text:p>
          </draw:text-box>
        </draw:frame>
        <draw:frame draw:style-name="gr8" draw:text-style-name="P5" draw:layer="layout" svg:width="2.96cm" svg:height="0.645cm" svg:x="16.791cm" svg:y="0.983cm">
          <draw:text-box>
            <text:p text:style-name="P5"><text:span text:style-name="T2">config handle</text:span></text:p>
          </draw:text-box>
        </draw:frame>
        <draw:frame draw:style-name="gr8" draw:text-style-name="P5" draw:layer="layout" svg:width="2.96cm" svg:height="0.645cm" svg:x="19.991cm" svg:y="3.583cm">
          <draw:text-box>
            <text:p text:style-name="P5"><text:span text:style-name="T2">config handle</text:span></text:p>
          </draw:text-box>
        </draw:frame>
        <draw:frame draw:style-name="gr8" draw:text-style-name="P5" draw:layer="layout" svg:width="2.96cm" svg:height="1.039cm" svg:x="8.891cm" svg:y="3.384cm">
          <draw:text-box>
            <text:p text:style-name="P5"><text:span text:style-name="T2">mem handle for output volume</text:span></text:p>
          </draw:text-box>
        </draw:frame>
        <draw:frame draw:style-name="gr8" draw:text-style-name="P5" draw:layer="layout" svg:width="2.96cm" svg:height="0.645cm" svg:x="4.666cm" svg:y="18.671cm">
          <draw:text-box>
            <text:p text:style-name="P5"><text:span text:style-name="T2">config handle</text:span></text:p>
          </draw:text-box>
        </draw:frame>
        <draw:frame draw:style-name="gr8" draw:text-style-name="P5" draw:layer="layout" svg:width="2.96cm" svg:height="0.645cm" svg:x="12.066cm" svg:y="18.672cm">
          <draw:text-box>
            <text:p text:style-name="P5"><text:span text:style-name="T2">config handle</text:span></text:p>
          </draw:text-box>
        </draw:frame>
        <draw:frame draw:style-name="gr8" draw:text-style-name="P5" draw:layer="layout" svg:width="2.96cm" svg:height="0.645cm" svg:x="19.366cm" svg:y="18.673cm">
          <draw:text-box>
            <text:p text:style-name="P5"><text:span text:style-name="T2">config handle</text:span></text:p>
          </draw:text-box>
        </draw:frame>
        <draw:frame draw:style-name="gr9" draw:text-style-name="P5" draw:layer="layout" svg:width="3.81cm" svg:height="1.433cm" svg:x="7.641cm" svg:y="18.771cm">
          <draw:text-box>
            <text:p text:style-name="P5"><text:span text:style-name="T2">one node:</text:span></text:p>
            <text:p text:style-name="P5"><text:span text:style-name="T2">- gather</text:span></text:p>
            <text:p text:style-name="P5"><text:span text:style-name="T2">- sum up</text:span></text:p>
          </draw:text-box>
        </draw:frame>
        <draw:frame draw:style-name="gr10" draw:text-style-name="P5" draw:layer="layout" svg:width="3.81cm" svg:height="1.039cm" svg:x="14.741cm" svg:y="18.772cm">
          <draw:text-box>
            <text:p text:style-name="P5"><text:span text:style-name="T2">one node</text:span></text:p>
            <text:p text:style-name="P5"><text:span text:style-name="T2"/></text:p>
          </draw:text-box>
        </draw:frame>
        <draw:frame draw:style-name="gr10" draw:text-style-name="P5" draw:layer="layout" svg:width="3.81cm" svg:height="1.433cm" svg:x="22.241cm" svg:y="18.773cm">
          <draw:text-box>
            <text:p text:style-name="P5"><text:span text:style-name="T2">one node:</text:span></text:p>
            <text:p text:style-name="P5"><text:span text:style-name="T2">- free everything</text:span></text:p>
            <text:p text:style-name="P5"><text:span text:style-name="T2">- general cleanup</text:span></text:p>
          </draw:text-box>
        </draw:frame>
        <draw:frame draw:style-name="gr8" draw:text-style-name="P5" draw:layer="layout" svg:width="2.96cm" svg:height="1.039cm" svg:x="20.441cm" svg:y="8.611cm">
          <draw:text-box>
            <text:p text:style-name="P5"><text:span text:style-name="T2">(slice,depth)</text:span></text:p>
            <text:p text:style-name="P5"><text:span text:style-name="T2">+ config handle</text:span></text:p>
          </draw:text-box>
        </draw:frame>
        <draw:frame draw:style-name="gr8" draw:text-style-name="P5" draw:layer="layout" svg:width="2.96cm" svg:height="1.039cm" svg:x="11.231cm" svg:y="8.511cm">
          <draw:text-box>
            <text:p text:style-name="P5"><text:span text:style-name="T2">(slice,depth)</text:span></text:p>
            <text:p text:style-name="P5"><text:span text:style-name="T2">+ config handle</text:span></text:p>
          </draw:text-box>
        </draw:frame>
        <draw:frame draw:style-name="gr8" draw:text-style-name="P5" draw:layer="layout" svg:width="2.96cm" svg:height="1.039cm" svg:x="5.601cm" svg:y="9.881cm">
          <draw:text-box>
            <text:p text:style-name="P5"><text:span text:style-name="T2">(slice,depth)</text:span></text:p>
            <text:p text:style-name="P5"><text:span text:style-name="T2">+ config handle</text:span></text:p>
          </draw:text-box>
        </draw:frame>
        <draw:frame draw:style-name="gr8" draw:text-style-name="P5" draw:layer="layout" svg:width="2.96cm" svg:height="1.039cm" svg:x="8.926cm" svg:y="13.591cm">
          <draw:text-box>
            <text:p text:style-name="P5"><text:span text:style-name="T2">slice</text:span></text:p>
            <text:p text:style-name="P5"><text:span text:style-name="T2">+ config handle</text:span></text:p>
          </draw:text-box>
        </draw:frame>
        <draw:connector draw:style-name="gr5" draw:text-style-name="P1" draw:layer="layout" draw:type="line" svg:x1="19.306cm" svg:y1="6.388cm" svg:x2="20.894cm" svg:y2="6.388cm" draw:start-shape="id27" draw:start-glue-point="10" draw:end-shape="id9" draw:end-glue-point="3">
          <text:p text:style-name="P6"/>
        </draw:connector>
        <draw:custom-shape draw:style-name="gr2" draw:text-style-name="P3" draw:id="id27" draw:layer="layout" svg:width="0.635cm" svg:height="0.635cm" svg:x="18.671cm" svg:y="6.071cm">
          <text:p text:style-name="P2"><text:span text:style-name="T1">·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24" draw:layer="layout" svg:width="0.635cm" svg:height="0.635cm" svg:x="9.881cm" svg:y="15.529cm">
          <text:p text:style-name="P2"><text:span text:style-name="T1">·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8" draw:text-style-name="P5" draw:layer="layout" svg:width="3.175cm" svg:height="0.645cm" svg:x="17.501cm" svg:y="6.706cm">
          <draw:text-box>
            <text:p text:style-name="P5"><text:span text:style-name="T2">slice number = 0</text:span></text:p>
          </draw:text-box>
        </draw:frame>
        <draw:frame draw:style-name="gr8" draw:text-style-name="P5" draw:layer="layout" svg:width="2.54cm" svg:height="0.645cm" svg:x="9.011cm" svg:y="16.121cm">
          <draw:text-box>
            <text:p text:style-name="P5"><text:span text:style-name="T2">counter = 0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1" draw:text-style-name="P6" draw:layer="layout" svg:width="27.818cm" svg:height="2.54cm" svg:x="0.991cm" svg:y="0.991cm">
          <draw:text-box>
            <text:p text:style-name="P6">split and join:</text:p>
            <text:p text:style-name="P6"/>
            <text:p text:style-name="P6">generate one token per frequency and combine all frequencies to a single token back again</text:p>
          </draw:text-box>
        </draw:frame>
        <draw:custom-shape draw:style-name="gr4" draw:text-style-name="P1" draw:id="id29" draw:layer="layout" svg:width="0.635cm" svg:height="0.635cm" svg:x="7.876cm" svg:y="10.081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30" draw:layer="layout" svg:width="3.81cm" svg:height="0.635cm" svg:x="6.288cm" svg:y="7.876cm">
          <text:p text:style-name="P4">split freq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1" draw:id="id31" draw:layer="layout" svg:width="0.635cm" svg:height="0.635cm" svg:x="4.066cm" svg:y="7.876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28" draw:layer="layout" svg:width="3.81cm" svg:height="0.635cm" svg:x="2.478cm" svg:y="10.075cm">
          <text:p text:style-name="P4">not last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draw:type="line" svg:x1="6.288cm" svg:y1="10.392cm" svg:x2="7.876cm" svg:y2="10.398cm" draw:start-shape="id28" draw:start-glue-point="1" draw:end-shape="id29" draw:end-glue-point="6">
          <text:p text:style-name="P6"/>
        </draw:connector>
        <draw:connector draw:style-name="gr5" draw:text-style-name="P1" draw:layer="layout" draw:type="line" svg:x1="6.288cm" svg:y1="8.193cm" svg:x2="4.701cm" svg:y2="8.193cm" draw:start-shape="id30" draw:start-glue-point="3" draw:end-shape="id31" draw:end-glue-point="10">
          <text:p text:style-name="P6"/>
        </draw:connector>
        <draw:connector draw:style-name="gr5" draw:text-style-name="P1" draw:layer="layout" draw:type="line" svg:x1="4.383cm" svg:y1="8.511cm" svg:x2="4.383cm" svg:y2="10.075cm" draw:start-shape="id31" draw:start-glue-point="8" draw:end-shape="id28" draw:end-glue-point="0">
          <text:p text:style-name="P6"/>
        </draw:connector>
        <draw:connector draw:style-name="gr5" draw:text-style-name="P1" draw:layer="layout" draw:type="line" svg:x1="8.193cm" svg:y1="10.081cm" svg:x2="8.193cm" svg:y2="8.511cm" draw:start-shape="id29" draw:start-glue-point="4" draw:end-shape="id30" draw:end-glue-point="2">
          <text:p text:style-name="P6"/>
        </draw:connector>
        <draw:custom-shape draw:style-name="gr4" draw:text-style-name="P1" draw:id="id32" draw:layer="layout" svg:width="0.635cm" svg:height="0.635cm" svg:x="24.169cm" svg:y="12.219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33" draw:layer="layout" svg:width="3.81cm" svg:height="0.635cm" svg:x="18.411cm" svg:y="12.219cm">
          <text:p text:style-name="P4">join freq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1" draw:id="id34" draw:layer="layout" svg:width="0.635cm" svg:height="0.635cm" svg:x="19.999cm" svg:y="14.306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36" draw:layer="layout" svg:width="3.81cm" svg:height="0.635cm" svg:x="22.581cm" svg:y="14.306cm">
          <text:p text:style-name="P4">not al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id="id35" draw:layer="layout" svg:width="3.81cm" svg:height="0.635cm" svg:x="18.411cm" svg:y="16.141cm">
          <text:p text:style-name="P4">all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draw:type="line" svg:x1="24.169cm" svg:y1="12.536cm" svg:x2="22.221cm" svg:y2="12.536cm" draw:start-shape="id32" draw:start-glue-point="6" draw:end-shape="id33">
          <text:p text:style-name="P6"/>
        </draw:connector>
        <draw:connector draw:style-name="gr5" draw:text-style-name="P1" draw:layer="layout" draw:type="line" svg:x1="20.316cm" svg:y1="12.854cm" svg:x2="20.316cm" svg:y2="14.306cm" draw:start-shape="id33" draw:start-glue-point="2" draw:end-shape="id34" draw:end-glue-point="4">
          <text:p text:style-name="P6"/>
        </draw:connector>
        <draw:connector draw:style-name="gr5" draw:text-style-name="P1" draw:layer="layout" draw:type="line" svg:x1="20.316cm" svg:y1="14.941cm" svg:x2="20.316cm" svg:y2="16.141cm" draw:start-shape="id34" draw:start-glue-point="8" draw:end-shape="id35" draw:end-glue-point="0">
          <text:p text:style-name="P6"/>
        </draw:connector>
        <draw:connector draw:style-name="gr5" draw:text-style-name="P1" draw:layer="layout" draw:type="line" svg:x1="20.634cm" svg:y1="14.623cm" svg:x2="22.581cm" svg:y2="14.623cm" draw:start-shape="id34" draw:start-glue-point="10" draw:end-shape="id36">
          <text:p text:style-name="P6"/>
        </draw:connector>
        <draw:connector draw:style-name="gr5" draw:text-style-name="P1" draw:layer="layout" draw:type="line" svg:x1="24.486cm" svg:y1="14.306cm" svg:x2="24.486cm" svg:y2="12.854cm" draw:start-shape="id36" draw:start-glue-point="0" draw:end-shape="id32" draw:end-glue-point="8">
          <text:p text:style-name="P6"/>
        </draw:connector>
        <draw:connector draw:style-name="gr5" draw:text-style-name="P1" draw:layer="layout" draw:type="line" svg:x1="20.316cm" svg:y1="10.786cm" svg:x2="20.316cm" svg:y2="12.219cm" draw:start-shape="id37" draw:start-glue-point="8" draw:end-shape="id33" draw:end-glue-point="0">
          <text:p text:style-name="P6"/>
        </draw:connector>
        <draw:custom-shape draw:style-name="gr4" draw:text-style-name="P1" draw:id="id38" draw:layer="layout" svg:width="0.635cm" svg:height="0.635cm" svg:x="19.999cm" svg:y="18.346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1" draw:layer="layout" draw:type="line" svg:x1="20.316cm" svg:y1="16.776cm" svg:x2="20.316cm" svg:y2="18.346cm" draw:start-shape="id35" draw:start-glue-point="2" draw:end-shape="id38" draw:end-glue-point="4">
          <text:p text:style-name="P6"/>
        </draw:connector>
        <draw:custom-shape draw:style-name="gr4" draw:text-style-name="P1" draw:id="id37" draw:layer="layout" svg:width="0.635cm" svg:height="0.635cm" svg:x="19.999cm" svg:y="10.151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1" draw:layer="layout" draw:type="line" svg:x1="20.311cm" svg:y1="8.533cm" svg:x2="20.316cm" svg:y2="10.151cm" draw:end-shape="id37" draw:end-glue-point="4">
          <text:p text:style-name="P6"/>
        </draw:connector>
        <draw:frame draw:style-name="gr8" draw:text-style-name="P5" draw:layer="layout" svg:width="2.54cm" svg:height="0.645cm" svg:x="8.311cm" svg:y="10.516cm">
          <draw:text-box>
            <text:p text:style-name="P5"><text:span text:style-name="T2">slice number</text:span></text:p>
          </draw:text-box>
        </draw:frame>
        <draw:frame draw:style-name="gr12" draw:text-style-name="P5" draw:layer="layout" svg:width="3.175cm" svg:height="1.039cm" svg:x="20.546cm" svg:y="9.847cm">
          <draw:text-box>
            <text:p text:style-name="P5"><text:span text:style-name="T2">slice</text:span></text:p>
            <text:p text:style-name="P5"><text:span text:style-name="T2">+ config handle</text:span></text:p>
          </draw:text-box>
        </draw:frame>
        <draw:frame draw:style-name="gr8" draw:text-style-name="P5" draw:layer="layout" svg:width="2.26cm" svg:height="0.645cm" svg:x="22.731cm" svg:y="11.602cm">
          <draw:text-box>
            <text:p text:style-name="P5"><text:span text:style-name="T2">counter</text:span></text:p>
          </draw:text-box>
        </draw:frame>
        <draw:frame draw:style-name="gr8" draw:text-style-name="P5" draw:layer="layout" svg:width="3.61cm" svg:height="0.645cm" svg:x="2.596cm" svg:y="10.711cm">
          <draw:text-box>
            <text:p text:style-name="P5"><text:span text:style-name="T2">inc slice number</text:span></text:p>
          </draw:text-box>
        </draw:frame>
        <draw:custom-shape draw:style-name="gr4" draw:text-style-name="P1" draw:id="id39" draw:layer="layout" svg:width="0.635cm" svg:height="0.635cm" svg:x="7.876cm" svg:y="5.507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8" draw:text-style-name="P5" draw:layer="layout" svg:width="3.575cm" svg:height="0.645cm" svg:x="8.547cm" svg:y="5.473cm">
          <draw:text-box>
            <text:p text:style-name="P5"><text:span text:style-name="T2">config handle</text:span></text:p>
          </draw:text-box>
        </draw:frame>
        <draw:connector draw:style-name="gr5" draw:text-style-name="P1" draw:layer="layout" draw:type="line" svg:x1="8.193cm" svg:y1="6.142cm" svg:x2="8.193cm" svg:y2="7.876cm" draw:start-shape="id39" draw:start-glue-point="8" draw:end-shape="id30" draw:end-glue-point="0">
          <text:p text:style-name="P6"/>
        </draw:connector>
        <draw:connector draw:style-name="gr5" draw:text-style-name="P1" draw:layer="layout" draw:type="line" svg:x1="8.183cm" svg:y1="4.059cm" svg:x2="8.193cm" svg:y2="5.507cm" draw:end-shape="id39" draw:end-glue-point="4">
          <text:p text:style-name="P6"/>
        </draw:connector>
        <draw:connector draw:style-name="gr5" draw:text-style-name="P1" draw:layer="layout" draw:type="line" svg:x1="8.181cm" svg:y1="12.733cm" svg:x2="8.193cm" svg:y2="10.716cm" draw:end-shape="id29" draw:end-glue-point="8">
          <text:p text:style-name="P6"/>
        </draw:connector>
        <draw:custom-shape draw:style-name="gr4" draw:text-style-name="P1" draw:id="id40" draw:layer="layout" svg:width="0.635cm" svg:height="0.635cm" svg:x="12.095cm" svg:y="7.876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8" draw:text-style-name="P5" draw:layer="layout" svg:width="3.575cm" svg:height="1.039cm" svg:x="12.647cm" svg:y="7.673cm">
          <draw:text-box>
            <text:p text:style-name="P5"><text:span text:style-name="T2">(slice number, 0)</text:span></text:p>
            <text:p text:style-name="P5"><text:span text:style-name="T2">+ config handle</text:span></text:p>
          </draw:text-box>
        </draw:frame>
        <draw:connector draw:style-name="gr5" draw:text-style-name="P1" draw:layer="layout" draw:type="line" svg:x1="10.098cm" svg:y1="8.193cm" svg:x2="12.095cm" svg:y2="8.193cm" draw:start-shape="id30" draw:start-glue-point="1" draw:end-shape="id40" draw:end-glue-point="6">
          <text:p text:style-name="P6"/>
        </draw:connector>
        <draw:frame draw:style-name="gr8" draw:text-style-name="P5" draw:layer="layout" svg:width="2.54cm" svg:height="0.645cm" svg:x="2.066cm" svg:y="8.401cm">
          <draw:text-box>
            <text:p text:style-name="P5"><text:span text:style-name="T2">slice number</text:span></text:p>
          </draw:text-box>
        </draw:frame>
        <draw:custom-shape draw:style-name="gr3" draw:text-style-name="P4" draw:id="id41" draw:layer="layout" svg:width="3.81cm" svg:height="0.635cm" svg:x="2.478cm" svg:y="5.536cm">
          <text:p text:style-name="P4">last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draw:type="line" svg:x1="4.383cm" svg:y1="7.876cm" svg:x2="4.383cm" svg:y2="6.171cm" draw:start-shape="id31" draw:start-glue-point="4" draw:end-shape="id41" draw:end-glue-point="2">
          <text:p text:style-name="P6"/>
        </draw:connector>
        <draw:frame draw:style-name="gr12" draw:text-style-name="P5" draw:layer="layout" svg:width="3.175cm" svg:height="1.039cm" svg:x="17.236cm" svg:y="14.161cm">
          <draw:text-box>
            <text:p text:style-name="P5"><text:span text:style-name="T2">counter</text:span></text:p>
            <text:p text:style-name="P5"><text:span text:style-name="T2">+ config handle</text:span></text:p>
          </draw:text-box>
        </draw:frame>
        <draw:frame draw:style-name="gr8" draw:text-style-name="P5" draw:layer="layout" svg:width="3.61cm" svg:height="0.645cm" svg:x="22.486cm" svg:y="14.896cm">
          <draw:text-box>
            <text:p text:style-name="P5"><text:span text:style-name="T2">inc counter</text:span></text:p>
          </draw:text-box>
        </draw:frame>
        <draw:frame draw:style-name="gr12" draw:text-style-name="P5" draw:layer="layout" svg:width="3.175cm" svg:height="0.645cm" svg:x="19.076cm" svg:y="18.937cm">
          <draw:text-box>
            <text:p text:style-name="P5"><text:span text:style-name="T2">config handle</text:span></text:p>
          </draw:text-box>
        </draw:frame>
        <draw:connector draw:style-name="gr5" draw:text-style-name="P1" draw:layer="layout" draw:type="line" svg:x1="28.076cm" svg:y1="12.538cm" svg:x2="24.804cm" svg:y2="12.536cm" draw:end-shape="id32" draw:end-glue-point="10">
          <text:p text:style-name="P6"/>
        </draw:connector>
        <draw:custom-shape draw:style-name="gr1" draw:text-style-name="P1" draw:layer="layout" svg:width="9.525cm" svg:height="7.22cm" svg:x="1.826cm" svg:y="4.566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6cm" svg:height="8.255cm" svg:x="17.131cm" svg:y="9.211cm">
          <text:p text:style-name="P6"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.193cm" svg:y1="7.876cm" svg:x2="8.193cm" svg:y2="6.142cm" draw:start-shape="id30" draw:start-glue-point="0" draw:end-shape="id39" draw:end-glue-point="8">
          <text:p text:style-name="P6"/>
        </draw:connector>
        <draw:connector draw:style-name="gr5" draw:text-style-name="P1" draw:layer="layout" draw:type="line" svg:x1="7.876cm" svg:y1="5.824cm" svg:x2="6.288cm" svg:y2="5.853cm" draw:start-shape="id39" draw:start-glue-point="6" draw:end-shape="id41" draw:end-glue-point="1">
          <text:p text:style-name="P6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254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9-11-09T15:59:57</meta:creation-date>
    <dc:date>2009-11-10T09:27:42</dc:date>
    <meta:print-date>2009-11-09T17:49:36</meta:print-date>
    <dc:language>en-US</dc:language>
    <meta:editing-cycles>61</meta:editing-cycles>
    <meta:editing-duration>PT17H27M46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